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23.1351666666667cm"/>
    </style:style>
    <style:style style:name="co6" style:family="table-column">
      <style:table-column-properties fo:break-before="auto" style:column-width="12.2978333333333cm"/>
    </style:style>
    <style:style style:name="co7" style:family="table-column">
      <style:table-column-properties fo:break-before="auto" style:column-width="15.2823333333333cm"/>
    </style:style>
    <style:style style:name="co8" style:family="table-column">
      <style:table-column-properties fo:break-before="auto" style:column-width="15.0706666666667cm"/>
    </style:style>
    <style:style style:name="co9" style:family="table-column">
      <style:table-column-properties fo:break-before="auto" style:column-width="15.24cm"/>
    </style:style>
    <style:style style:name="co10" style:family="table-column">
      <style:table-column-properties fo:break-before="auto" style:column-width="16.5946666666667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fizica opt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a dintre următoarele afirmaţii NU este corectă:</text:p>
          </table:table-cell>
          <table:table-cell office:value-type="string" table:style-name="ce1">
            <text:p>o suprafaţă care difuzează lumina în toate direcţiile este o suprafaţă mată</text:p>
          </table:table-cell>
          <table:table-cell office:value-type="string" table:style-name="ce1">
            <text:p>reflexia pe o suprafaţă neregulată este o reflexie difuză</text:p>
          </table:table-cell>
          <table:table-cell office:value-type="string" table:style-name="ce1">
            <text:p>dacă suprafaţa de separaţie dintre două medii este netedă, reflexia este regulată</text:p>
          </table:table-cell>
          <table:table-cell office:value-type="string" table:style-name="ce1">
            <text:p>formarea imaginii unui obiect prin reflexie este posibilă doar pentru reflexia difuză</text:p>
          </table:table-cell>
          <table:table-cell office:value-type="string" table:style-name="ce1">
            <text:p>dacă suprafaţa de separaţie dintre două medii este netedă, reflexia este dirijată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fizica opt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O suprafaţă este considerată mată dacă:</text:p>
          </table:table-cell>
          <table:table-cell office:value-type="string" table:style-name="ce1">
            <text:p>razele de lumină incidente sunt reflectate în toate direcţiile</text:p>
          </table:table-cell>
          <table:table-cell office:value-type="string" table:style-name="ce1">
            <text:p>razele reflectate sunt paralele între ele</text:p>
          </table:table-cell>
          <table:table-cell office:value-type="string" table:style-name="ce1">
            <text:p>se produce fenomenul de reflexie regulată</text:p>
          </table:table-cell>
          <table:table-cell office:value-type="string" table:style-name="ce1">
            <text:p>razele incidente sunt paralele între ele</text:p>
          </table:table-cell>
          <table:table-cell office:value-type="string" table:style-name="ce1">
            <text:p>se produce fenomenul de reflexie dirijată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fizica opt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a dintre următoarele afirmaţii legate de fenomenul de reflexie şi refracţie NU este corectă:</text:p>
          </table:table-cell>
          <table:table-cell office:value-type="string" table:style-name="ce1">
            <text:p>unghiul de reflexie este egal cu unghiul de incidenţă</text:p>
          </table:table-cell>
          <table:table-cell office:value-type="string" table:style-name="ce1">
            <text:p>raza incidenţă, normala la suprafaţă în punctul de incidenţă şi raza refractată sunt coplanare</text:p>
          </table:table-cell>
          <table:table-cell office:value-type="string" table:style-name="ce1">
            <text:p>raportul dintre sinusul unghiului de incidenţă şi sinusul unghiului de refracţie este constant</text:p>
          </table:table-cell>
          <table:table-cell office:value-type="string" table:style-name="ce1">
            <text:p>raza incidenţă, normala la suprafaţă în punctul de incidenţă şi raza reflectată sunt coplanare</text:p>
          </table:table-cell>
          <table:table-cell office:value-type="string" table:style-name="ce1">
            <text:p>în cazul refracţiei, unghiul de deviaţie este dat de suma dintre unghiul de incidenţă şi cel de refracţie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fizica opt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ghiul dintre direcţia razei incidente şi direcţia razei refractate se numeşte:</text:p>
          </table:table-cell>
          <table:table-cell office:value-type="string" table:style-name="ce1">
            <text:p>unghi de reflexie</text:p>
          </table:table-cell>
          <table:table-cell office:value-type="string" table:style-name="ce1">
            <text:p>unghi de incidenţă</text:p>
          </table:table-cell>
          <table:table-cell office:value-type="string" table:style-name="ce1">
            <text:p>unghi de deviaţie</text:p>
          </table:table-cell>
          <table:table-cell office:value-type="string" table:style-name="ce1">
            <text:p>unghi de refracţie</text:p>
          </table:table-cell>
          <table:table-cell office:value-type="string" table:style-name="ce1">
            <text:p>unghi de difuziune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fizica opt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a dintre următoarele afirmaţii NU este corectă:</text:p>
          </table:table-cell>
          <table:table-cell office:value-type="string" table:style-name="ce1">
            <text:p>legile reflexiei sunt valabile şi pentru reflexia difuză</text:p>
          </table:table-cell>
          <table:table-cell office:value-type="string" table:style-name="ce1">
            <text:p>formarea imaginii unui obiect prin reflexie este posibilă doar pentru reflexia dirijată</text:p>
          </table:table-cell>
          <table:table-cell office:value-type="string" table:style-name="ce1">
            <text:p>razele reflectate de o suprafaţă mată sunt paralele între ele</text:p>
          </table:table-cell>
          <table:table-cell office:value-type="string" table:style-name="ce1">
            <text:p>în cazul corpurilor metalice lustruite, reflexia este dominantă<text:s/></text:p>
          </table:table-cell>
          <table:table-cell office:value-type="string" table:style-name="ce1">
            <text:p>culoarea corpurilor se datorează selectivităţii absorbţiei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fizica opt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 fascicul divergent de lumină cade pe o oglindă planăFasciculul reflectat este totdeauna:</text:p>
          </table:table-cell>
          <table:table-cell office:value-type="string" table:style-name="ce1">
            <text:p>divergent</text:p>
          </table:table-cell>
          <table:table-cell office:value-type="string" table:style-name="ce1">
            <text:p>paralel</text:p>
          </table:table-cell>
          <table:table-cell office:value-type="string" table:style-name="ce1">
            <text:p>convergent</text:p>
          </table:table-cell>
          <table:table-cell office:value-type="string" table:style-name="ce1">
            <text:p>paraxial</text:p>
          </table:table-cell>
          <table:table-cell office:value-type="string" table:style-name="ce1">
            <text:p>nicio variantă de răspuns nu este corectă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fizica opt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 fascicul convergent de lumină cade pe o oglindă plană, vârful fasciculului fiind în <text:s/>spatele oglinziiFasciculul reflectat este totdeauna:</text:p>
          </table:table-cell>
          <table:table-cell office:value-type="string" table:style-name="ce1">
            <text:p>divergent</text:p>
          </table:table-cell>
          <table:table-cell office:value-type="string" table:style-name="ce1">
            <text:p>paralel</text:p>
          </table:table-cell>
          <table:table-cell office:value-type="string" table:style-name="ce1">
            <text:p>convergent o</text:p>
          </table:table-cell>
          <table:table-cell office:value-type="string" table:style-name="ce1">
            <text:p>paraxial</text:p>
          </table:table-cell>
          <table:table-cell office:value-type="string" table:style-name="ce1">
            <text:p>nicio variantă de răspuns nu este corectă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fizica opt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ghiul de deviaţie, δ, al razei reflectate faţă de raza incidenţă pe o oglindă plană este <text:s/>δ=80° (vezi figura alăturată)Unghiul de incidenţă este</text:p>
          </table:table-cell>
          <table:table-cell office:value-type="string" table:style-name="ce1">
            <text:p>50°</text:p>
          </table:table-cell>
          <table:table-cell office:value-type="string" table:style-name="ce1">
            <text:p>40°</text:p>
          </table:table-cell>
          <table:table-cell office:value-type="string" table:style-name="ce1">
            <text:p>30°</text:p>
          </table:table-cell>
          <table:table-cell office:value-type="string" table:style-name="ce1">
            <text:p>20°</text:p>
          </table:table-cell>
          <table:table-cell office:value-type="string" table:style-name="ce1">
            <text:p>10°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fizica opt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a dintre următoarele afirmaţii referitoare la formarea imaginii obiectelor reale printr-o oglindă plană NU este corectă:</text:p>
          </table:table-cell>
          <table:table-cell office:value-type="string" table:style-name="ce1">
            <text:p>distanţa obiect-oglindă este egală cu distanţa oglindă-imagine</text:p>
          </table:table-cell>
          <table:table-cell office:value-type="string" table:style-name="ce1">
            <text:p>dimensiunea imaginii este egală cu dimensiunea obiectului</text:p>
          </table:table-cell>
          <table:table-cell office:value-type="string" table:style-name="ce1">
            <text:p>imaginea obţinută este reală</text:p>
          </table:table-cell>
          <table:table-cell office:value-type="string" table:style-name="ce1">
            <text:p>imaginea se formează la intersecţia prelungirilor razelor reflectate</text:p>
          </table:table-cell>
          <table:table-cell office:value-type="string" table:style-name="ce1">
            <text:p>imaginea se stabileşte folosind legile reflexiei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questions.B1:questions.L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21:43:23Z</meta:creation-date>
    <dc:date>2018-03-10T21:44:41Z</dc:date>
  </office:meta>
</office:document-meta>
</file>